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2C5236E4.png"/>
  <manifest:file-entry manifest:media-type="image/png" manifest:full-path="Pictures/1000000000000640000004B0FFB7843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Glossy-title">
      <style:graphic-properties draw:fill-color="#ffffff" draw:auto-grow-height="true" fo:min-height="3.006cm"/>
    </style:style>
    <style:style style:name="pr2" style:family="presentation" style:parent-style-name="Glossy-subtitle">
      <style:graphic-properties draw:fill-color="#ffffff" draw:auto-grow-height="true" fo:min-height="11.88cm"/>
    </style:style>
    <style:style style:name="pr3" style:family="presentation" style:parent-style-name="Glossy-notes">
      <style:graphic-properties draw:fill-color="#ffffff" draw:auto-grow-height="true" fo:min-height="13.365cm"/>
    </style:style>
    <style:style style:name="pr4" style:family="presentation" style:parent-style-name="Glossy-title">
      <style:graphic-properties draw:auto-grow-height="true" fo:min-height="3.006cm"/>
    </style:style>
    <style:style style:name="pr5" style:family="presentation" style:parent-style-name="Glossy-outline1">
      <style:graphic-properties draw:auto-grow-height="true" fo:min-height="11.88cm"/>
    </style:style>
    <style:style style:name="pr6" style:family="presentation" style:parent-style-name="Glossy-title">
      <style:graphic-properties fo:min-height="2.755cm"/>
    </style:style>
    <style:style style:name="pr7" style:family="presentation" style:parent-style-name="Glossy-outline1">
      <style:graphic-properties fo:min-height="11.629cm"/>
    </style:style>
    <style:style style:name="pr8" style:family="presentation" style:parent-style-name="Glossy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family="'URW Gothic L'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family="'URW Gothic L'" style:font-family-generic="swiss" style:font-pitch="variable"/>
    </style:style>
    <style:style style:name="P5" style:family="paragraph">
      <style:text-properties fo:font-size="20pt"/>
    </style:style>
    <style:style style:name="T1" style:family="text">
      <style:text-properties fo:font-family="'URW Gothic L'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T2" style:family="text">
      <style:text-properties fo:font-family="'URW Gothic L'" style:font-family-generic="swiss" style:font-pitch="variable" fo:font-size="72pt" fo:font-weight="bold" style:font-size-asian="72pt" style:font-weight-asian="bold" style:font-size-complex="72pt" style:font-weight-complex="bold"/>
    </style:style>
    <style:style style:name="T3" style:family="text">
      <style:text-properties fo:font-family="'URW Gothic L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T4" style:family="text">
      <style:text-properties fo:font-family="'URW Gothic L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5" style:family="text">
      <style:text-properties fo:font-family="'URW Gothic L'" style:font-family-generic="swiss" style:font-pitch="variable"/>
    </style:style>
    <style:style style:name="T6" style:family="text">
      <style:text-properties fo:font-family="'URW Gothic L'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0">
        <office:forms form:automatic-focus="false" form:apply-design-mode="false"/>
        <draw:frame presentation:style-name="pr1" draw:text-style-name="P1" draw:layer="layout" svg:width="24.299cm" svg:height="3.473cm" svg:x="1.254cm" svg:y="-0.233cm" presentation:class="title" presentation:user-transformed="true">
          <draw:text-box>
            <text:p><text:s/><text:line-break/></text:p>
          </draw:text-box>
        </draw:frame>
        <draw:frame presentation:style-name="pr2" draw:text-style-name="P2" draw:layer="layout" svg:width="24.299cm" svg:height="11.894cm" svg:x="1.35cm" svg:y="4.205cm" presentation:class="subtitle" presentation:user-transformed="true">
          <draw:text-box>
            <text:p><text:span text:style-name="T1"/></text:p>
            <text:p><text:span text:style-name="T2">Arduinon perusteet</text:span></text:p>
            <text:p><text:span text:style-name="T3">Helsinki Hacklab</text:span></text:p>
            <text:p><text:span text:style-name="T1"/></text:p>
            <text:p><text:span text:style-name="T4">2010 - Creative Commons CC-By-Sa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office:forms form:automatic-focus="false" form:apply-design-mode="false"/>
        <draw:frame presentation:style-name="pr4" draw:text-style-name="P4" draw:layer="layout" svg:width="24.299cm" svg:height="3.006cm" svg:x="1.254cm" svg:y="0cm" presentation:class="title">
          <draw:text-box>
            <text:p><text:span text:style-name="T5">Mikä Arduino?</text:span></text:p>
          </draw:text-box>
        </draw:frame>
        <draw:frame presentation:style-name="pr5" draw:text-style-name="P4" draw:layer="layout" svg:width="25.32cm" svg:height="13.13cm" svg:x="1.35cm" svg:y="4.212cm" presentation:class="outline" presentation:user-transformed="true">
          <draw:text-box>
            <text:list text:style-name="L2">
              <text:list-item>
                <text:p>Arduino-korttilla on ohjelmoitava pieni tietokone (mikrokontrolleri) ja input / output pinnejä</text:p>
              </text:list-item>
              <text:list-item>
                <text:p>Arduino-editorilla voi kirjoittaa ohjelmia Arduino-kortille</text:p>
                <text:list>
                  <text:list-item>
                    <text:p>Ohjelma siirretään Arduino-kortille USB kaapelilla</text:p>
                  </text:list-item>
                </text:list>
              </text:list-item>
              <text:list-item>
                <text:p>Koekytkentälevyä voi käyttää piirien nopeaan rakentamiseen elektroniikkakomponenteista</text:p>
              </text:list-item>
              <text:list-item>
                <text:p>Arduinolla voi ohjata valoja, servoja, kaiuttimia, <text:s/>LCD näyttöjä, lukea sensoreita, y.m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>
        <office:forms form:automatic-focus="false" form:apply-design-mode="false"/>
        <draw:frame presentation:style-name="pr6" draw:text-style-name="P4" draw:layer="layout" svg:width="24.299cm" svg:height="2.755cm" svg:x="1.254cm" svg:y="0.125cm" presentation:class="title">
          <draw:text-box>
            <text:p><text:span text:style-name="T5">Valodiodi, eli LED 1/2</text:span></text:p>
          </draw:text-box>
        </draw:frame>
        <draw:frame presentation:style-name="pr7" draw:layer="layout" svg:width="24.299cm" svg:height="12.44cm" svg:x="1.35cm" svg:y="4.212cm" presentation:class="outline" presentation:user-transformed="true">
          <draw:text-box>
            <text:list text:style-name="L2">
              <text:list-item>
                <text:p>LEDi kytketään pitempi jalka plussaa kohti</text:p>
              </text:list-item>
              <text:list-item>
                <text:p>Jos LEDille annetaan liikaa virtaa se hajoaa</text:p>
                <text:list>
                  <text:list-item>
                    <text:p>Jotta saavutettaisiin oikea virta käytetään sopivan suuruista etuvastusta kytkettynä LEDin jompaan kumpaan jalkaan.</text:p>
                  </text:list-item>
                  <text:list-item>
                    <text:p>Kun jännite on 5V ja LED on tavallinen punainen, niin sopiva etuvastus on 220 Ohmia</text:p>
                  </text:list-item>
                  <text:list-item>
                    <text:p>Googlaa: LED resistor calculator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2T1">
        <office:forms form:automatic-focus="false" form:apply-design-mode="false"/>
        <draw:frame presentation:style-name="pr6" draw:text-style-name="P4" draw:layer="layout" svg:width="24.299cm" svg:height="2.755cm" svg:x="1.254cm" svg:y="0.125cm" presentation:class="title">
          <draw:text-box>
            <text:p><text:span text:style-name="T5">Valodiodi, eli LED 2/2</text:span></text:p>
          </draw:text-box>
        </draw:frame>
        <draw:frame presentation:style-name="pr7" draw:layer="layout" svg:width="25.32cm" svg:height="11.629cm" svg:x="1.35cm" svg:y="4.212cm" presentation:class="outline" presentation:user-transformed="true">
          <draw:text-box>
            <text:list text:style-name="L2">
              <text:list-item>
                <text:p>Kytketään LED Arduinon +5V ja GND pinneihi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8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2T1">
        <office:forms form:automatic-focus="false" form:apply-design-mode="false"/>
        <draw:frame presentation:style-name="pr6" draw:text-style-name="P4" draw:layer="layout" svg:width="24.299cm" svg:height="2.755cm" svg:x="1.254cm" svg:y="0.125cm" presentation:class="title" presentation:user-transformed="true">
          <draw:text-box>
            <text:p><text:span text:style-name="T5">LEDin vilkutus 1/3</text:span></text:p>
          </draw:text-box>
        </draw:frame>
        <draw:frame presentation:style-name="pr7" draw:layer="layout" svg:width="24.685cm" svg:height="12.465cm" svg:x="1.35cm" svg:y="4.212cm" presentation:class="outline" presentation:user-transformed="true">
          <draw:text-box>
            <text:list text:style-name="L2">
              <text:list-item>
                <text:p>Kytketään LEDin plussapuoli +5V pinnin sijasta johonkin ohjattavaan pinniin</text:p>
              </text:list-item>
              <text:list-item>
                <text:p>Kirjoitetaan Arduino-editorissa ohjelma joka vaihtaa kyseisen pinnin jännitettä +5V (HIGH) ja nollan voltin / maan (LOW) välillä</text:p>
                <text:list>
                  <text:list-item>
                    <text:p>Valmiita esimerkkejä löytyy Arduino ympäristöstä File-&gt;Examples menun alta, valitaan Digital-&gt;Blink</text:p>
                  </text:list-item>
                </text:list>
              </text:list-item>
              <text:list-item>
                <text:p>Ohjelma siirretään arduino-kortille Upload napill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3T3">
        <office:forms form:automatic-focus="false" form:apply-design-mode="false"/>
        <draw:frame presentation:style-name="pr4" draw:text-style-name="P4" draw:layer="layout" svg:width="24.299cm" svg:height="3.006cm" svg:x="1.254cm" svg:y="0cm" presentation:class="title">
          <draw:text-box>
            <text:p><text:span text:style-name="T5">LEDin vilkutus 2/3</text:span></text:p>
          </draw:text-box>
        </draw:frame>
        <draw:frame presentation:style-name="pr5" draw:layer="layout" svg:width="11.857cm" svg:height="11.88cm" svg:x="1.35cm" svg:y="4.212cm" presentation:class="outline">
          <draw:text-box>
            <text:list text:style-name="L2">
              <text:list-item>
                <text:p>Ohjelma</text:p>
              </text:list-item>
            </text:list>
          </draw:text-box>
        </draw:frame>
        <draw:frame presentation:style-name="pr7" draw:layer="layout" svg:width="11.857cm" svg:height="11.629cm" svg:x="13.8cm" svg:y="4.212cm" presentation:class="outline">
          <draw:text-box>
            <text:list text:style-name="L2">
              <text:list-item>
                <text:p>Kytkentä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2T1">
        <office:forms form:automatic-focus="false" form:apply-design-mode="false"/>
        <draw:frame presentation:style-name="pr6" draw:text-style-name="P4" draw:layer="layout" svg:width="24.299cm" svg:height="2.755cm" svg:x="1.254cm" svg:y="0.125cm" presentation:class="title" presentation:user-transformed="true">
          <draw:text-box>
            <text:p><text:span text:style-name="T5">LEDin vilkutus 3/3 – Vianetsintä</text:span></text:p>
          </draw:text-box>
        </draw:frame>
        <draw:frame presentation:style-name="pr7" draw:layer="layout" svg:width="24.685cm" svg:height="12.605cm" svg:x="1.35cm" svg:y="4.212cm" presentation:class="outline" presentation:user-transformed="true">
          <draw:text-box>
            <text:list text:style-name="L2">
              <text:list-item>
                <text:p>Jos Arduino-editoriin tulee punaisia virheilmoituksia</text:p>
                <text:list>
                  <text:list-item>
                    <text:p>Tarkista että Arduino-kortti on kytketty koneeseen</text:p>
                  </text:list-item>
                  <text:list-item>
                    <text:p>Tarkista että Tools menusta on valittu oikea Arduino-kortti (board) ja oikea USB-portti</text:p>
                  </text:list-item>
                </text:list>
              </text:list-item>
              <text:list-item>
                <text:p>Jos LEDi ei syty tai ei sammu</text:p>
                <text:list>
                  <text:list-item>
                    <text:p>Tarkista kytkökset ja LEDin suunta</text:p>
                  </text:list-item>
                  <text:list-item>
                    <text:p>Tarkista että LEDi on kytketty samaan pinniin jota ohjataan ohjelmasta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8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2T1">
        <office:forms form:automatic-focus="false" form:apply-design-mode="false"/>
        <draw:frame presentation:style-name="pr6" draw:text-style-name="P4" draw:layer="layout" svg:width="24.299cm" svg:height="2.755cm" svg:x="1.254cm" svg:y="0.125cm" presentation:class="title" presentation:user-transformed="true">
          <draw:text-box>
            <text:p><text:span text:style-name="T5">Moniväri-LED, eli RGB LED 1/2</text:span></text:p>
          </draw:text-box>
        </draw:frame>
        <draw:frame presentation:style-name="pr7" draw:layer="layout" svg:width="24.299cm" svg:height="11.629cm" svg:x="1.35cm" svg:y="4.212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2T1">
        <office:forms form:automatic-focus="false" form:apply-design-mode="false"/>
        <draw:frame presentation:style-name="pr6" draw:text-style-name="P4" draw:layer="layout" svg:width="24.299cm" svg:height="2.755cm" svg:x="1.254cm" svg:y="0.125cm" presentation:class="title" presentation:user-transformed="true">
          <draw:text-box>
            <text:p><text:span text:style-name="T6">Moniväri-LED, eli </text:span><text:span text:style-name="T5">RGB LED 2/2</text:span></text:p>
          </draw:text-box>
        </draw:frame>
        <draw:frame presentation:style-name="pr7" draw:layer="layout" svg:width="24.299cm" svg:height="11.629cm" svg:x="1.35cm" svg:y="4.212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8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2T1">
        <office:forms form:automatic-focus="false" form:apply-design-mode="false"/>
        <draw:frame presentation:style-name="pr6" draw:text-style-name="P4" draw:layer="layout" svg:width="24.299cm" svg:height="2.755cm" svg:x="1.254cm" svg:y="0.125cm" presentation:class="title">
          <draw:text-box>
            <text:p><text:span text:style-name="T5">Värinvaihto</text:span></text:p>
          </draw:text-box>
        </draw:frame>
        <draw:frame presentation:style-name="pr7" draw:layer="layout" svg:width="24.299cm" svg:height="11.629cm" svg:x="1.35cm" svg:y="4.212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2T1">
        <office:forms form:automatic-focus="false" form:apply-design-mode="false"/>
        <draw:frame presentation:style-name="pr6" draw:text-style-name="P4" draw:layer="layout" svg:width="24.299cm" svg:height="2.755cm" svg:x="1.254cm" svg:y="0.125cm" presentation:class="title">
          <draw:text-box>
            <text:p><text:span text:style-name="T5">Potentiometri</text:span></text:p>
          </draw:text-box>
        </draw:frame>
        <draw:frame presentation:style-name="pr7" draw:layer="layout" svg:width="24.299cm" svg:height="11.629cm" svg:x="1.35cm" svg:y="4.212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2T1">
        <office:forms form:automatic-focus="false" form:apply-design-mode="false"/>
        <draw:frame presentation:style-name="pr6" draw:text-style-name="P4" draw:layer="layout" svg:width="24.299cm" svg:height="2.755cm" svg:x="1.254cm" svg:y="0.125cm" presentation:class="title">
          <draw:text-box>
            <text:p><text:span text:style-name="T5">Ääni 1/2</text:span></text:p>
          </draw:text-box>
        </draw:frame>
        <draw:frame presentation:style-name="pr7" draw:layer="layout" svg:width="24.299cm" svg:height="11.629cm" svg:x="1.35cm" svg:y="4.212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2T1">
        <office:forms form:automatic-focus="false" form:apply-design-mode="false"/>
        <draw:frame presentation:style-name="pr6" draw:text-style-name="P4" draw:layer="layout" svg:width="24.299cm" svg:height="2.755cm" svg:x="1.254cm" svg:y="0.125cm" presentation:class="title">
          <draw:text-box>
            <text:p><text:span text:style-name="T5">Ääni 2/2</text:span></text:p>
          </draw:text-box>
        </draw:frame>
        <draw:frame presentation:style-name="pr7" draw:layer="layout" svg:width="24.299cm" svg:height="11.629cm" svg:x="1.35cm" svg:y="4.212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8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448cm" svg:height="4.965cm" svg:x="1.558cm" svg:y="2.05cm" draw:page-number="1"/>
      <draw:page-thumbnail draw:layer="backgroundobjects" svg:width="7.448cm" svg:height="4.965cm" svg:x="1.558cm" svg:y="8.016cm"/>
      <draw:page-thumbnail draw:layer="backgroundobjects" svg:width="7.448cm" svg:height="4.965cm" svg:x="1.558cm" svg:y="13.982cm"/>
      <draw:page-thumbnail draw:layer="backgroundobjects" svg:width="7.448cm" svg:height="4.965cm" svg:x="11.124cm" svg:y="2.05cm"/>
      <draw:page-thumbnail draw:layer="backgroundobjects" svg:width="7.448cm" svg:height="4.965cm" svg:x="11.124cm" svg:y="8.016cm"/>
      <draw:page-thumbnail draw:layer="backgroundobjects" svg:width="7.448cm" svg:height="4.965cm" svg:x="11.124cm" svg:y="13.982cm"/>
      <draw:page-thumbnail draw:layer="backgroundobjects" svg:width="7.448cm" svg:height="4.965cm" svg:x="20.69cm" svg:y="2.05cm"/>
      <draw:page-thumbnail draw:layer="backgroundobjects" svg:width="7.448cm" svg:height="4.965cm" svg:x="20.69cm" svg:y="8.016cm"/>
      <draw:page-thumbnail draw:layer="backgroundobjects" svg:width="7.448cm" svg:height="4.965cm" svg:x="20.69cm" svg:y="13.982cm"/>
    </style:handout-master>
    <style:master-page style:name="Glossy" style:page-layout-name="PM1" draw:style-name="Mdp1">
      <office:forms form:automatic-focus="false" form:apply-design-mode="false"/>
      <draw:frame presentation:style-name="Mpr1" draw:layer="backgroundobjects" svg:width="24.299cm" svg:height="3.005cm" svg:x="1.254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4.299cm" svg:height="11.879cm" svg:x="1.35cm" svg:y="4.212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558cm" svg:height="1.241cm" svg:x="9.234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29cm" svg:height="1.241cm" svg:x="19.358cm" svg:y="16.39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creation-date>2010-09-23T19:10:27</meta:creation-date>
    <dc:language>fi-FI</dc:language>
    <meta:editing-cycles>11</meta:editing-cycles>
    <meta:editing-duration>PT03H51M51S</meta:editing-duration>
    <dc:date>2010-09-23T23:23:37</dc:date>
    <meta:document-statistic meta:object-count="77"/>
    <meta:user-defined meta:name="Info 1"/>
    <meta:user-defined meta:name="Info 2"/>
    <meta:user-defined meta:name="Info 3"/>
    <meta:user-defined meta:name="Info 4"/>
    <meta:template xlink:type="simple" xlink:actuate="onRequest" xlink:title="" xlink:href="/usr/lib/openoffice/basis3.0/share/template/en-US/presnt/Glossy.otp"/>
  </office:meta>
</office:document-meta>
</file>